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:<text:tab/>#include “shootup.h”</text:p>
      <text:p text:style-name="P2">Initialize game assets.</text:p>
      <text:p text:style-name="P2">Start function pointer to game menu.</text:p>
      <text:p text:style-name="P2">Loop function pointer.</text:p>
      <text:p text:style-name="P2">Destroy game assets to free up memory.</text:p>
      <text:p text:style-name="P2">Shutdown game.</text:p>
      <text:p text:style-name="P2"/>
      <text:p text:style-name="P1">Shootup.h:<text:tab/>#include “gameStates.h” “sprite.h” “bullets.h” “highScores.h”</text:p>
      <text:p text:style-name="P2">Set up constants.</text:p>
      <text:p text:style-name="P2">Set up all functions for game.</text:p>
      <text:p text:style-name="P2"/>
      <text:p text:style-name="P1">GameStates.h:</text:p>
      <text:p text:style-name="P2">Set up functions for game states(menu, play, etc).</text:p>
      <text:p text:style-name="P2"/>
      <text:p text:style-name="P1">Sprite.h:<text:tab/>#include “vector2.h”</text:p>
      <text:p text:style-name="P2">Create a moveable sprite class.</text:p>
      <text:p text:style-name="P2"/>
      <text:p text:style-name="P1">Bullets.h:<text:tab/>#include “vector2.h”</text:p>
      <text:p text:style-name="P2">Create a moveable bullet class.</text:p>
      <text:p text:style-name="P2">Create an enemy bullet class.</text:p>
      <text:p text:style-name="P2"/>
      <text:p text:style-name="P1">HighScores.h:</text:p>
      <text:p text:style-name="P2">Create highscore class.</text:p>
      <text:p text:style-name="P2"/>
      <text:p text:style-name="P1">Vector2.h:</text:p>
      <text:p text:style-name="P2">Create 2d vector class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30T09:10:53.72</meta:creation-date>
    <meta:document-statistic meta:table-count="0" meta:image-count="0" meta:object-count="0" meta:page-count="1" meta:paragraph-count="20" meta:word-count="85" meta:character-count="562"/>
    <dc:date>2013-10-30T09:22:20.71</dc:date>
    <meta:editing-duration>PT11M31S</meta:editing-duration>
    <meta:editing-cycles>1</meta:editing-cycles>
    <meta:generator>OpenOffice.org/3.3$Win32 OpenOffice.org_project/330m20$Build-9567</meta:generator>
  </office:meta>
</office:document-meta>
</file>